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7.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2.868cm" presentation:class="title" presentation:user-transformed="true">
          <draw:text-box>
            <text:p text:style-name="P1">Проект Jooble<text:line-break/></text:p>
          </draw:text-box>
        </draw:frame>
        <draw:frame presentation:style-name="pr2" draw:text-style-name="P2" draw:layer="layout" svg:width="11.5cm" svg:height="7.5cm" svg:x="16.5cm" svg:y="8cm" presentation:class="subtitle" presentation:user-transformed="true">
          <draw:text-box>
            <text:p>Подготовили:</text:p>
            <text:p>Красиков Данила</text:p>
            <text:p>Гуржий Ирина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Проект Jooble - сайт поиска работы.</text:p>
                <text:p>1) Есть вакансии</text:p>
                <text:p>2) Есть пользователи</text:p>
                <text:p>3) Пользователь может стать работодателем</text:p>
                <text:p>4) Пользователь может создать своё резюме</text:p>
                <text:p>5) Работодатель может создавать вакансии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1">Описание реализации - технологии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4"><text:span text:style-name="T2">Сервер написан на языке </text:span><text:span text:style-name="T3">Python 3 </text:span><text:span text:style-name="T2">на фреймворке Flask</text:span><text:span text:style-name="T3">. </text:span><text:span text:style-name="T2">Также используются библиотеки sqlalchemy, flask-login, flask-wtf. Для отображения используется фреймворк bootstrap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1">Описание реализации - структура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4"><text:span text:style-name="T4">Есть формы для входа, регистрации, создания резюме и вакансии. В коде используются ORM модели для взаимодействия с базой данных, где есть следующие таблицы: users, vacancies, resumes. Реализованы регистрация и вход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1">Описание реализации - особенности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4"><text:span text:style-name="T4">На главной странице можно смотреть все вакансии или все резюме и переключаться между ними. Пользователи могут зарегистрироваться и создать резюме, либо стать работодателем и создавать вакансии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Что можно добавить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Фильтр вакансий и резюме по сферам деятельности, опыту работы и т. д.</text:p>
              </text:list-item>
              <text:list-item>
                <text:p>Продвинутое оформление резюме (Markdown или HTML)</text:p>
              </text:list-item>
              <text:list-item>
                <text:p>Систему отклик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ывод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Очень важно уметь работать в команде и организовывать свое время.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5T19:35:02.798514114</meta:creation-date>
    <dc:date>2023-04-25T20:13:05.548328146</dc:date>
    <meta:editing-duration>PT38M2S</meta:editing-duration>
    <meta:editing-cycles>4</meta:editing-cycles>
    <meta:generator>LibreOffice/7.3.3.2$Linux_X86_64 LibreOffice_project/30$Build-2</meta:generator>
    <meta:document-statistic meta:object-count="49"/>
  </office:meta>
</office:document-meta>
</file>